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80808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Small_20_Arrow" draw:marker-end-width="0.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25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middle" fo:min-height="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fo:min-height="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Courier New'" style:font-family-generic-asian="modern" style:font-pitch-asian="fixed" style:font-size-asian="8pt" style:font-weight-asian="bold" style:font-family-complex="'Courier New'" style:font-family-generic-complex="modern" style:font-pitch-complex="fixed" style:font-size-complex="8pt" style:font-weight-complex="bold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8pt" fo:font-style="normal" fo:text-shadow="none" style:text-underline-style="none" fo:font-weight="normal" style:letter-kerning="true" style:font-family-asian="'Courier New'" style:font-family-generic-asian="modern" style:font-pitch-asian="fixed" style:font-size-asian="8pt" style:font-style-asian="normal" style:font-weight-asian="normal" style:font-family-complex="'Courier New'" style:font-family-generic-complex="modern" style:font-pitch-complex="fixed" style:font-size-complex="8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fo:font-family="'Courier New'" style:font-family-generic="modern" style:font-pitch="fixed" fo:font-size="8pt" fo:font-style="normal" fo:text-shadow="none" style:text-underline-style="none" fo:font-weight="bold" style:letter-kerning="true" style:font-family-asian="'Courier New'" style:font-family-generic-asian="modern" style:font-pitch-asian="fixed" style:font-size-asian="8pt" style:font-style-asian="normal" style:font-weight-asian="bold" style:font-family-complex="'Courier New'" style:font-family-generic-complex="modern" style:font-pitch-complex="fixed" style:font-size-complex="8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.5cm" svg:height="4.75cm" svg:x="6.5cm" svg:y="5.25cm">
          <text:p/>
        </draw:rect>
        <draw:rect draw:style-name="gr2" draw:text-style-name="P3" draw:layer="layout" svg:width="6.5cm" svg:height="1.25cm" svg:x="6.5cm" svg:y="5.25cm">
          <text:p text:style-name="P2"><text:span text:style-name="T1">method0</text:span></text:p>
        </draw:rect>
        <draw:line draw:style-name="gr3" draw:text-style-name="P1" draw:layer="layout" svg:x1="13cm" svg:y1="5.2cm" svg:x2="13cm" svg:y2="3.95cm">
          <text:p/>
        </draw:line>
        <draw:line draw:style-name="gr3" draw:text-style-name="P1" draw:layer="layout" svg:x1="6.5cm" svg:y1="5.2cm" svg:x2="6.5cm" svg:y2="3.95cm">
          <text:p/>
        </draw:line>
        <draw:rect draw:style-name="gr2" draw:text-style-name="P3" draw:layer="layout" svg:width="6.5cm" svg:height="1.25cm" svg:x="6.5cm" svg:y="6.5cm">
          <text:p text:style-name="P2"><text:span text:style-name="T1">method1</text:span></text:p>
        </draw:rect>
        <draw:rect draw:style-name="gr2" draw:text-style-name="P3" draw:layer="layout" svg:width="6.5cm" svg:height="1.25cm" svg:x="6.5cm" svg:y="7.75cm">
          <text:p text:style-name="P2"><text:span text:style-name="T1">method2</text:span></text:p>
        </draw:rect>
        <draw:line draw:style-name="gr3" draw:text-style-name="P1" draw:layer="layout" svg:x1="13cm" svg:y1="7.75cm" svg:x2="14.75cm" svg:y2="7.75cm">
          <text:p/>
        </draw:line>
        <draw:line draw:style-name="gr4" draw:text-style-name="P1" draw:layer="layout" svg:x1="14.5cm" svg:y1="5.25cm" svg:x2="14.5cm" svg:y2="7.75cm">
          <text:p/>
        </draw:line>
        <draw:line draw:style-name="gr3" draw:text-style-name="P1" draw:layer="layout" svg:x1="13cm" svg:y1="5.21cm" svg:x2="14.75cm" svg:y2="5.21cm">
          <text:p/>
        </draw:line>
        <draw:frame draw:style-name="gr5" draw:text-style-name="P4" draw:layer="layout" svg:width="2.75cm" svg:height="0.891cm" draw:transform="rotate (1.5707963267946) translate (13.63cm 7.85cm)">
          <draw:text-box>
            <text:p text:style-name="P1"><text:span text:style-name="T2">Method.offset</text:span></text:p>
            <text:p text:style-name="P1"><text:span text:style-name="T3">(for method2)</text:span></text:p>
          </draw:text-box>
        </draw:frame>
        <draw:custom-shape draw:style-name="gr6" draw:text-style-name="P1" draw:layer="layout" svg:width="0.25cm" svg:height="1.25cm" svg:x="6cm" svg:y="6.5cm">
          <text:p/>
          <draw:enhanced-geometry svg:viewBox="0 0 21600 21600" draw:glue-points="21600 0 0 10800 21600 21600" draw:text-areas="13800 ?f9 21600 ?f10" draw:type="left-brace" draw:modifiers="1864.7482014388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6" draw:layer="layout" svg:width="5.5cm" svg:height="1.25cm" svg:x="0.5cm" svg:y="6.5cm">
          <draw:text-box>
            <text:p text:style-name="P5"><text:span text:style-name="T4">Machinecode size for method1:</text:span></text:p>
            <text:p text:style-name="P5"><text:span text:style-name="T5">Method.machineCode.iCount * 4</text:span></text:p>
          </draw:text-box>
        </draw:frame>
        <draw:line draw:style-name="gr3" draw:text-style-name="P1" draw:layer="layout" svg:x1="13cm" svg:y1="11.25cm" svg:x2="13cm" svg:y2="9cm">
          <text:p/>
        </draw:line>
        <draw:line draw:style-name="gr3" draw:text-style-name="P1" draw:layer="layout" svg:x1="6.5cm" svg:y1="11.25cm" svg:x2="6.5cm" svg:y2="9cm">
          <text:p/>
        </draw:line>
        <draw:frame draw:style-name="gr8" draw:text-style-name="P7" draw:layer="layout" svg:width="2.5cm" svg:height="1cm" svg:x="15.5cm" svg:y="4.75cm">
          <draw:text-box>
            <text:p><text:span text:style-name="T1">codeBase</text:span></text:p>
          </draw:text-box>
        </draw:frame>
        <draw:custom-shape draw:style-name="gr6" draw:text-style-name="P1" draw:layer="layout" svg:width="0.5cm" svg:height="4.75cm" svg:x="15cm" svg:y="5.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7" draw:layer="layout" svg:width="2.5cm" svg:height="1.25cm" svg:x="15.5cm" svg:y="7cm">
          <draw:text-box>
            <text:p><text:span text:style-name="T1">codeSiz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Small_20_Arrow" draw:display-name="Small Arrow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3-03-19T12:46:25.69</dc:date>
    <meta:printed-by>Urs Graf</meta:printed-by>
    <meta:print-date>2010-04-12T09:03:01</meta:print-date>
    <meta:editing-cycles>20</meta:editing-cycles>
    <meta:editing-duration>PT101H57M42S</meta:editing-duration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